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FactoryUtils.indicatesDuplicateKey( @ Nullable String sqlState , int errorC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nectionFactoryUtils.getTargetConnection( Connection c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nectionFactoryUtils.currentConnectionFactory( ConnectionFactory connection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nectionFactoryUtils.doReleaseConnection( Connection connection , ConnectionFactory connection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nectionFactoryUtils.releaseConnection( Connection con , ConnectionFactory 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FactoryUtils.buildMessage( String task , @ Nullable String sql , R2dbcException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Synchronization.suspen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nectionFactoryUtils.getConnection( ConnectionFactory 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Synchronization.beforeComple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nectionSynchronization.afterCompletion( int statu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nectionFactoryUtils.connectionEquals( ConnectionHolder conHolder , Connection passedInC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nectionSynchronization.resu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nectionFactoryUtils.doGetConnection( ConnectionFactory connectionFactor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onnectionSynchronization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FactoryUtils.getConnectionSynchronizationOrder( ConnectionFactory connection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nectionSynchronization.ConnectionSynchronization( ConnectionHolder connectionHolder , ConnectionFactory 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nectionFactoryUtils.fetchConnection( ConnectionFactory 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FactoryUtils.convertR2dbcException( String task , @ Nullable String sql , R2dbcException ex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